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">
            <text:p>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75">
            <text:p>7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2.5">
            <text:p>12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7">
            <text:p>4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7">
            <text:p>1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51">
            <text:p>151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23.08.2014</text:date>, <text:time>02:1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9M56S</meta:editing-duration>
    <meta:editing-cycles>105</meta:editing-cycles>
    <meta:generator>OpenOffice/4.1.0$Win32 OpenOffice.org_project/410m18$Build-9764</meta:generator>
    <dc:date>2014-08-23T02:12:18.63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